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Normalny" style:family="paragraph">
      <style:paragraph-properties fo:text-align="center"/>
      <style:text-properties fo:font-size="18pt" style:font-size-asian="18pt" style:font-size-complex="18pt"/>
    </style:style>
    <style:style style:name="T3" style:parent-style-name="Domyślnaczcionkaakapitu" style:family="text">
      <style:text-properties fo:font-size="14pt" style:font-size-asian="14pt" style:font-size-complex="14pt" fo:language="en" fo:country="GB"/>
    </style:style>
    <style:style style:name="T4" style:parent-style-name="Domyślnaczcionkaakapitu" style:family="text">
      <style:text-properties fo:font-size="14pt" style:font-size-asian="14pt" style:font-size-complex="14pt" fo:language="en" fo:country="GB"/>
    </style:style>
    <style:style style:name="T5" style:parent-style-name="Domyślnaczcionkaakapitu" style:family="text">
      <style:text-properties fo:font-size="14pt" style:font-size-asian="14pt" style:font-size-complex="14pt" fo:language="en" fo:country="GB"/>
    </style:style>
    <style:style style:name="T6" style:parent-style-name="Domyślnaczcionkaakapitu" style:family="text">
      <style:text-properties fo:font-size="14pt" style:font-size-asian="14pt" style:font-size-complex="14pt" fo:language="en" fo:country="GB"/>
    </style:style>
    <style:style style:name="T7" style:parent-style-name="Domyślnaczcionkaakapitu" style:family="text">
      <style:text-properties fo:font-size="14pt" style:font-size-asian="14pt" style:font-size-complex="14pt" fo:language="en" fo:country="GB"/>
    </style:style>
    <style:style style:name="T8" style:parent-style-name="Hiperłącze" style:family="text">
      <style:text-properties fo:font-size="14pt" style:font-size-asian="14pt" style:font-size-complex="14pt" fo:language="en" fo:country="GB"/>
    </style:style>
    <style:style style:name="T9" style:parent-style-name="Domyślnaczcionkaakapitu" style:family="text">
      <style:text-properties fo:font-size="14pt" style:font-size-asian="14pt" style:font-size-complex="14pt"/>
    </style:style>
    <style:style style:name="T10" style:parent-style-name="Domyślnaczcionkaakapitu" style:family="text">
      <style:text-properties fo:font-size="14pt" style:font-size-asian="14pt" style:font-size-complex="14pt"/>
    </style:style>
    <style:style style:name="T11" style:parent-style-name="Hiperłącze" style:family="text">
      <style:text-properties fo:font-size="14pt" style:font-size-asian="14pt" style:font-size-complex="14pt"/>
    </style:style>
    <style:style style:name="T12" style:parent-style-name="Domyślnaczcionkaakapitu" style:family="text">
      <style:text-properties fo:font-size="14pt" style:font-size-asian="14pt" style:font-size-complex="14pt"/>
    </style:style>
    <style:style style:name="T13" style:parent-style-name="Domyślnaczcionkaakapitu" style:family="text">
      <style:text-properties fo:font-size="14pt" style:font-size-asian="14pt" style:font-size-complex="14pt"/>
    </style:style>
    <style:style style:name="T14" style:parent-style-name="Domyślnaczcionkaakapitu" style:family="text">
      <style:text-properties fo:font-size="14pt" style:font-size-asian="14pt" style:font-size-complex="14pt"/>
    </style:style>
    <style:style style:name="T15" style:parent-style-name="Domyślnaczcionkaakapitu" style:family="text">
      <style:text-properties fo:font-size="14pt" style:font-size-asian="14pt" style:font-size-complex="14pt"/>
    </style:style>
    <style:style style:name="T16" style:parent-style-name="Hiperłącze" style:family="text">
      <style:text-properties fo:font-size="14pt" style:font-size-asian="14pt" style:font-size-complex="14pt"/>
    </style:style>
    <style:style style:name="T17" style:parent-style-name="Domyślnaczcionkaakapitu" style:family="text">
      <style:text-properties fo:font-size="14pt" style:font-size-asian="14pt" style:font-size-complex="14pt"/>
    </style:style>
    <style:style style:name="T18" style:parent-style-name="Hiperłącze" style:family="text">
      <style:text-properties fo:font-size="14pt" style:font-size-asian="14pt" style:font-size-complex="14pt"/>
    </style:style>
    <style:style style:name="T19" style:parent-style-name="Domyślnaczcionkaakapitu" style:family="text">
      <style:text-properties fo:font-size="14pt" style:font-size-asian="14pt" style:font-size-complex="14pt"/>
    </style:style>
    <style:style style:name="T20" style:parent-style-name="Domyślnaczcionkaakapitu" style:family="text">
      <style:text-properties fo:font-size="14pt" style:font-size-asian="14pt" style:font-size-complex="14pt"/>
    </style:style>
    <style:style style:name="T21" style:parent-style-name="Hiperłącze" style:family="text">
      <style:text-properties fo:font-size="14pt" style:font-size-asian="14pt" style:font-size-complex="14pt"/>
    </style:style>
    <style:style style:name="P22" style:parent-style-name="Normalny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Lista komponentów do projektu</text:p>
      <text:p text:style-name="P2"/>
      <text:p text:style-name="Normalny"><text:span text:style-name="T3">-<text:s/></text:span><text:span text:style-name="T4">1 x<text:s/></text:span><text:span text:style-name="T5">Raspberry Pi 4B</text:span><text:span text:style-name="T6"><text:tab/></text:span><text:span text:style-name="T7"><text:tab/></text:span><text:a xlink:href="https://datasheets.raspberrypi.com/rpi4/raspberry-pi-4-datasheet.pdf" office:target-frame-name="_top" xlink:show="replace"><text:span text:style-name="T8">data sheet</text:span></text:a></text:p>
      <text:p text:style-name="Normalny"><text:span text:style-name="T9">- 2 x Zamek elektromagnetyczny<text:s/></text:span><text:span text:style-name="T10"><text:tab/></text:span><text:a xlink:href="https://botland.com.pl/zamki-elektryczne/7024-elektrozamek-elektromagnes-z-wysuwanym-bolcem-24v-5903351245371.html" office:target-frame-name="_top" xlink:show="replace"><text:span text:style-name="T11">link</text:span></text:a></text:p>
      <text:p text:style-name="Normalny"><text:span text:style-name="T12">- 2 x<text:s/></text:span><text:span text:style-name="T13">Czujnik tensometryczny siły nacisku 50kg</text:span><text:span text:style-name="T14"><text:s text:c="2"/></text:span><text:span text:style-name="T15"><text:tab/><text:s text:c="2"/></text:span><text:a xlink:href="https://botland.com.pl/czujniki-nacisku/9446-czujnik-tensometryczny-sily-nacisku-50kg-5904422338138.html" office:target-frame-name="_top" xlink:show="replace"><text:span text:style-name="T16">link</text:span></text:a></text:p>
      <text:p text:style-name="Normalny"><text:span text:style-name="T17">- 1 x Dotykowy ekran pojemnościowy np. -<text:s/></text:span><text:a xlink:href="https://botland.com.pl/wyswietlacze-lcd-tft-i-ips/16405-ekran-dotykowy-pojemnosciowy-lcd-43-ips-800x480px-dsi-dla-raspberry-pi-waveshare-16239-5904422325985.html" office:target-frame-name="_top" xlink:show="replace"><text:span text:style-name="T18">link</text:span></text:a></text:p>
      <text:p text:style-name="Normalny"><text:span text:style-name="T19">- 1 x Czujnik elektromagnetyczny</text:span><text:span text:style-name="T20"><text:s/></text:span><text:a xlink:href="https://botland.com.pl/czujniki-pradu/14290-modul-z-czujnikiem-halla-pola-magnetycznego-5903351241960.html?cd=20567593583&amp;ad=&amp;kd=&amp;gad_source=1&amp;gclid=Cj0KCQjw99e4BhDiARIsAISE7P-ll3Qw2pPwJOqoylg1H5A5ivZ2iT4y8o_2Ko48AGb_On344FmM_OoaAkB3EALw_wcB" office:target-frame-name="_top" xlink:show="replace"><text:span text:style-name="T21">link</text:span></text:a></text:p>
      <text:p text:style-name="P22">- Przewody <text:s/>m-ż, m-m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Hiperłącze" style:display-name="Hiperłącze" style:family="text" style:parent-style-name="Domyślnaczcionkaakapitu">
      <style:text-properties fo:color="#467886" style:text-underline-type="single" style:text-underline-style="solid" style:text-underline-width="auto" style:text-underline-mode="continuous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omasz Bartłomowicz</meta:initial-creator>
    <dc:creator>Tomasz Bartłomowicz</dc:creator>
    <meta:creation-date>2024-10-14T18:26:00Z</meta:creation-date>
    <dc:date>2024-10-21T08:34:00Z</dc:date>
    <meta:template xlink:href="Normal" xlink:type="simple"/>
    <meta:editing-cycles>1</meta:editing-cycles>
    <meta:editing-duration>PT1440S</meta:editing-duration>
    <meta:document-statistic meta:page-count="1" meta:paragraph-count="2" meta:word-count="147" meta:character-count="1030" meta:row-count="7" meta:non-whitespace-character-count="885"/>
  </office:meta>
</office:document-meta>
</file>